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ecf4c" officeooo:paragraph-rsid="001ecf4c" style:font-size-asian="24pt" style:font-size-complex="24pt"/>
    </style:style>
    <style:style style:name="P2" style:family="paragraph" style:parent-style-name="Standard">
      <style:text-properties fo:font-size="24pt" officeooo:rsid="001ecf4c" officeooo:paragraph-rsid="001efbd0" style:font-size-asian="24pt" style:font-size-complex="24pt"/>
    </style:style>
    <style:style style:name="P3" style:family="paragraph" style:parent-style-name="Standard">
      <style:text-properties fo:font-size="24pt" officeooo:rsid="001ecf4c" officeooo:paragraph-rsid="0020505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:</text:p>
      <text:p text:style-name="P1">Your Neighborhood,</text:p>
      <text:p text:style-name="P1">Pilar Executive Village Homeowners Association</text:p>
      <text:p text:style-name="P1">Members and Officers </text:p>
      <text:p text:style-name="P1"/>
      <text:p text:style-name="P1">From :</text:p>
      <text:p text:style-name="P1">Your Neighborhood,</text:p>
      <text:p text:style-name="P1">Pilar Executive Village Homeowners Association</text:p>
      <text:p text:style-name="P1">Members and Officers </text:p>
      <text:p text:style-name="P1"/>
      <text:p text:style-name="P1">From :</text:p>
      <text:p text:style-name="P1">Your Neighborhood,</text:p>
      <text:p text:style-name="P1">Pilar Executive Village Homeowners Association</text:p>
      <text:p text:style-name="P1">Members and Officers </text:p>
      <text:p text:style-name="P1"/>
      <text:p text:style-name="P1">From :</text:p>
      <text:p text:style-name="P1">Your Neighborhood,</text:p>
      <text:p text:style-name="P1">Pilar Executive Village Homeowners Association</text:p>
      <text:p text:style-name="P1">Members and Officers </text:p>
      <text:p text:style-name="P1"/>
      <text:p text:style-name="P2">From :</text:p>
      <text:p text:style-name="P2">Your Neighborhood,</text:p>
      <text:p text:style-name="P2">Pilar Executive Village Homeowners Association</text:p>
      <text:p text:style-name="P2">Members and Officers </text:p>
      <text:p text:style-name="P1"/>
      <text:p text:style-name="P3">From :</text:p>
      <text:p text:style-name="P3">Your Neighborhood,</text:p>
      <text:p text:style-name="P3">Pilar Executive Village Homeowners Association</text:p>
      <text:p text:style-name="P3">Members and Officer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5-06-06T09:26:00.769934498</meta:creation-date>
    <dc:date>2025-06-06T10:03:54.263900438</dc:date>
    <dc:creator>Ger Groeneveld</dc:creator>
    <meta:editing-duration>PT9M11S</meta:editing-duration>
    <meta:editing-cycles>2</meta:editing-cycles>
    <meta:generator>LibreOffice/24.8.7.2$Linux_X86_64 LibreOffice_project/f4f281f562fb585d46b0af5755dfe1eb6adc047f</meta:generator>
    <meta:print-date>2025-06-06T09:48:30.447251240</meta:print-date>
    <meta:printed-by>PDF files: Ger Groeneveld</meta:printed-by>
    <meta:document-statistic meta:table-count="0" meta:image-count="0" meta:object-count="0" meta:page-count="1" meta:paragraph-count="24" meta:word-count="72" meta:character-count="546" meta:non-whitespace-character-count="492"/>
  </office:meta>
</office:document-meta>
</file>